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fo:background-color="#00B050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wrap-option="wrap" fo:background-color="#F0DB4F"/>
      <style:text-properties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fo:background-color="#00B050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000000" fo:background-color="#00B050"/>
      <style:text-properties fo:font-size="10pt" style:font-size-asian="10pt" style:font-size-complex="10pt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4.57729166666667cm"/>
    </style:style>
    <style:style style:name="co4" style:family="table-column">
      <style:table-column-properties fo:break-before="auto" style:column-width="9.8425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3.94229166666667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23.25pt" style:use-optimal-row-height="false" fo:break-before="auto"/>
    </style:style>
    <style:style style:name="ro4" style:family="table-row">
      <style:table-row-properties style:row-height="39.4pt" style:use-optimal-row-height="false" fo:break-before="auto"/>
    </style:style>
    <style:style style:name="ro5" style:family="table-row">
      <style:table-row-properties style:row-height="36.2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5" table:default-cell-style-name="ce1"/>
        <table:table-column table:style-name="co8" table:number-columns-repeated="1002" table:default-cell-style-name="ce1"/>
        <table:table-column table:style-name="co9" table:number-columns-repeated="15360" table:default-cell-style-name="ce1"/>
        <table:table-row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2">
          <table:table-cell table:number-columns-repeated="2" table:style-name="ce2"/>
          <table:table-cell table:style-name="ce3"/>
          <table:table-cell office:value-type="string" table:style-name="ce4">
            <text:p>USER STORIES pour l'application LE BON SANDWICH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2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UBLIQUE</text:p>
          </table:table-cell>
          <table:table-cell table:style-name="ce6"/>
          <table:table-cell table:number-columns-repeated="2" table:style-name="ce7"/>
          <table:table-cell table:style-name="ce6"/>
          <table:table-cell table:number-columns-repeated="17" table:style-name="ce8"/>
          <table:table-cell table:number-columns-repeated="16362"/>
        </table:table-row>
        <table:table-row table:style-name="ro1">
          <table:table-cell office:value-type="string" table:style-name="ce9">
            <text:p>n°</text:p>
          </table:table-cell>
          <table:table-cell office:value-type="string" table:style-name="ce9">
            <text:p>priorité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0">
            <text:p>points</text:p>
          </table:table-cell>
          <table:table-cell office:value-type="string" table:style-name="ce11">
            <text:p>Noms</text:p>
          </table:table-cell>
          <table:table-cell office:value-type="string" table:style-name="ce9">
            <text:p>Etat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atégorie / id</text:p>
          </table:table-cell>
          <table:table-cell office:value-type="string" table:style-name="ce13">
            <text:p>obtenir 1 ressource de type catégorie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ollection de catégories</text:p>
          </table:table-cell>
          <table:table-cell office:value-type="string" table:style-name="ce13">
            <text:p>liste des catégories à partir de l'URI collection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24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" table:style-name="ce12">
            <text:p>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ressource ingrédient / id</text:p>
          </table:table-cell>
          <table:table-cell office:value-type="string" table:style-name="ce13">
            <text:p>1 ressource ingrédient à partir de son id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2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4" table:style-name="ce12">
            <text:p>4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ollection d'ingrédients pour 1 catégorie</text:p>
          </table:table-cell>
          <table:table-cell office:value-type="string" table:style-name="ce13">
            <text:p>liste des ingrédients d'une catégorie : réaliser l'association catégorie-&gt;ingrédient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Charles PIGUET</text:p>
          </table:table-cell>
          <table:table-cell table:style-name="ce24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atégorie d'un ingrédient</text:p>
          </table:table-cell>
          <table:table-cell office:value-type="string" table:style-name="ce13">
            <text:p>retrouner la catégorie d'un ingrédient comme une ressource imbriqué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24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6" table:style-name="ce12">
            <text:p>6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réer une commande</text:p>
          </table:table-cell>
          <table:table-cell office:value-type="string" table:style-name="ce13">
            <text:p>créer une commande  : POST sur l'uri commandes – retourne 1 token d'identification de la commande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7" table:style-name="ce12">
            <text:p>7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ajouter <text:s/>sandwich</text:p>
          </table:table-cell>
          <table:table-cell office:value-type="string" table:style-name="ce13">
            <text:p>ajouter un sandwich à une commande existante – en accord avec l'état de la commande</text:p>
          </table:table-cell>
          <table:table-cell office:value-type="float" office:value="6" table:style-name="ce14">
            <text:p>6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8" table:style-name="ce12">
            <text:p>8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supprimer sandwich</text:p>
          </table:table-cell>
          <table:table-cell office:value-type="string" table:style-name="ce13">
            <text:p>supprimer un sandwich dans une commande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9" table:style-name="ce12">
            <text:p>9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état d'une commande</text:p>
          </table:table-cell>
          <table:table-cell office:value-type="string" table:style-name="ce13">
            <text:p>Obtenir l'état d'une commande : date, montant, état d'avancement – paiement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" table:style-name="ce12">
            <text:p>10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Payer une commande</text:p>
          </table:table-cell>
          <table:table-cell office:value-type="string" table:style-name="ce13">
            <text:p>payer en transmettant des coordonnées bancaires – le montant est vérifié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1" table:style-name="ce12">
            <text:p>1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Modifier une commande</text:p>
          </table:table-cell>
          <table:table-cell office:value-type="string" table:style-name="ce13">
            <text:p>modifier une commande existante : date de livraison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2" table:style-name="ce12">
            <text:p>12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Modifier un sandwich</text:p>
          </table:table-cell>
          <table:table-cell office:value-type="string" table:style-name="ce13">
            <text:p>modifier un sandwich, en accord avec l'état de la commande</text:p>
          </table:table-cell>
          <table:table-cell office:value-type="float" office:value="4" table:style-name="ce14">
            <text:p>4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13" table:style-name="ce12">
            <text:p>13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contenu d'une commande</text:p>
          </table:table-cell>
          <table:table-cell office:value-type="string" table:style-name="ce13">
            <text:p>obtenir une description complète du contenu d'une commande : liste des <text:s/>sandwichs avec les tarifs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4" table:style-name="ce12">
            <text:p>14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facture</text:p>
          </table:table-cell>
          <table:table-cell office:value-type="string" table:style-name="ce13">
            <text:p>obtenir une facture pour une commande livrée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5" table:style-name="ce12">
            <text:p>15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supprimer une commande</text:p>
          </table:table-cell>
          <table:table-cell office:value-type="string" table:style-name="ce13">
            <text:p>supprimer une commande qui n'a pas encore été payée</text:p>
          </table:table-cell>
          <table:table-cell office:value-type="float" office:value="2" table:style-name="ce14">
            <text:p>2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7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7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RIVEE</text:p>
          </table:table-cell>
          <table:table-cell table:style-name="ce18"/>
          <table:table-cell table:number-columns-repeated="2" table:style-name="ce19"/>
          <table:table-cell table:style-name="ce18"/>
          <table:table-cell table:number-columns-repeated="17" table:style-name="ce20"/>
          <table:table-cell table:number-columns-repeated="16362" table:style-name="ce21"/>
        </table:table-row>
        <table:table-row table:style-name="ro1">
          <table:table-cell office:value-type="string" table:style-name="ce22">
            <text:p>n°</text:p>
          </table:table-cell>
          <table:table-cell office:value-type="string" table:style-name="ce22">
            <text:p>priorité</text:p>
          </table:table-cell>
          <table:table-cell office:value-type="string" table:style-name="ce22">
            <text:p>nom</text:p>
          </table:table-cell>
          <table:table-cell office:value-type="string" table:style-name="ce22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101" table:style-name="ce12">
            <text:p>10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liste des commandes</text:p>
          </table:table-cell>
          <table:table-cell office:value-type="string" table:style-name="ce13">
            <text:p>liste complète des commandes , triée par date de livraison et ordre de création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102" table:style-name="ce12">
            <text:p>10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pagination de liste de commandes</text:p>
          </table:table-cell>
          <table:table-cell office:value-type="string" table:style-name="ce13">
            <text:p>liste <text:s/>des commandes , avec pagination – offset et limit passés dans l'uri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3" table:style-name="ce12">
            <text:p>10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filtrage de commande</text:p>
          </table:table-cell>
          <table:table-cell office:value-type="string" table:style-name="ce13">
            <text:p>liste <text:s/>des commandes , avec filtrage sur l'état et sur la date de livraison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4" table:style-name="ce12">
            <text:p>104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une commande</text:p>
          </table:table-cell>
          <table:table-cell office:value-type="string" table:style-name="ce13">
            <text:p>accès au détail complet d'une commande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5" table:style-name="ce12">
            <text:p>10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hangement d'état</text:p>
          </table:table-cell>
          <table:table-cell office:value-type="string" table:style-name="ce13">
            <text:p>changement de l'état d'une commande – vérification de la validité de la transition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7"/>
          <table:table-cell office:value-type="float" office:value="15" table:formula="of:=SUM([.E26:.E30])" table:style-name="ce2">
            <text:p>15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7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extension "carte de fidélité"</text:p>
          </table:table-cell>
          <table:table-cell table:style-name="ce18"/>
          <table:table-cell table:number-columns-repeated="2" table:style-name="ce19"/>
          <table:table-cell table:style-name="ce18"/>
          <table:table-cell table:number-columns-repeated="17" table:style-name="ce20"/>
          <table:table-cell table:number-columns-repeated="16362" table:style-name="ce21"/>
        </table:table-row>
        <table:table-row table:style-name="ro1">
          <table:table-cell office:value-type="string" table:style-name="ce22">
            <text:p>n°</text:p>
          </table:table-cell>
          <table:table-cell office:value-type="string" table:style-name="ce22">
            <text:p>priorité</text:p>
          </table:table-cell>
          <table:table-cell office:value-type="string" table:style-name="ce22">
            <text:p>nom</text:p>
          </table:table-cell>
          <table:table-cell office:value-type="string" table:style-name="ce22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4">
          <table:table-cell office:value-type="float" office:value="201" table:style-name="ce12">
            <text:p>201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utiliser sa carte de fidélité : lire le montant et récupérer 1 token</text:p>
          </table:table-cell>
          <table:table-cell office:value-type="string" table:style-name="ce13">
            <text:p>Accès à une carte : une authentification est demandée (HTTP Basic) – le montant enregistré est retourné, ainsi qu'un token d'authentification qui peut être utilisé lors du paiement d'une commande (usage unique)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5">
          <table:table-cell office:value-type="float" office:value="203" table:style-name="ce12">
            <text:p>203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Payer avec carte fidélité</text:p>
          </table:table-cell>
          <table:table-cell office:value-type="string" table:style-name="ce13">
            <text:p>payer une commande en utilisant la carte : le montant est crédité sur la carte, on peut utiliser la réduction issue de la carte de fidélité – le montant cumulé est remis à 0 – le token fourni par 201 doit être présent.</text:p>
          </table:table-cell>
          <table:table-cell office:value-type="float" office:value="6" table:style-name="ce14">
            <text:p>6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204" table:style-name="ce12">
            <text:p>204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créer sa carte de fidélité</text:p>
          </table:table-cell>
          <table:table-cell office:value-type="string" table:style-name="ce13">
            <text:p>créer une carte de fidélité – retourne un identifiant de carte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number-rows-repeated="3" table:style-name="ro1">
          <table:table-cell table:number-columns-repeated="2" table:style-name="ce2"/>
          <table:table-cell table:number-columns-repeated="2" table:style-name="ce17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E BACKEND DE GESTION</text:p>
          </table:table-cell>
          <table:table-cell table:style-name="ce18"/>
          <table:table-cell table:number-columns-repeated="2" table:style-name="ce19"/>
          <table:table-cell table:style-name="ce18"/>
          <table:table-cell table:number-columns-repeated="17" table:style-name="ce20"/>
          <table:table-cell table:number-columns-repeated="16362" table:style-name="ce21"/>
        </table:table-row>
        <table:table-row table:style-name="ro1">
          <table:table-cell office:value-type="string" table:style-name="ce22">
            <text:p>n°</text:p>
          </table:table-cell>
          <table:table-cell office:value-type="string" table:style-name="ce22">
            <text:p>priorité</text:p>
          </table:table-cell>
          <table:table-cell office:value-type="string" table:style-name="ce22">
            <text:p>nom</text:p>
          </table:table-cell>
          <table:table-cell office:value-type="string" table:style-name="ce22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01" table:style-name="ce12">
            <text:p>30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lister les ingrédients</text:p>
          </table:table-cell>
          <table:table-cell office:value-type="string" table:style-name="ce13">
            <text:p>lister les ingrédients disponibles par catégories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2" table:style-name="ce12">
            <text:p>30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supprimer un ingrédient</text:p>
          </table:table-cell>
          <table:table-cell office:value-type="string" table:style-name="ce13">
            <text:p>supprimer 1 ingrédient dans la liste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3" table:style-name="ce12">
            <text:p>30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ajouter un ingrédient</text:p>
          </table:table-cell>
          <table:table-cell office:value-type="string" table:style-name="ce13">
            <text:p>ajouter un ingrédient, indiquer sa catégorie</text:p>
          </table:table-cell>
          <table:table-cell office:value-type="float" office:value="4" table:style-name="ce14">
            <text:p>4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304" table:style-name="ce12">
            <text:p>304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modifier une taille de sandwich</text:p>
          </table:table-cell>
          <table:table-cell office:value-type="string" table:style-name="ce13">
            <text:p>modifier la description, le nom ou le prix d'une taille de sandwich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305" table:style-name="ce12">
            <text:p>30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s'authentifier comme staff gestionnaire</text:p>
          </table:table-cell>
          <table:table-cell office:value-type="string" table:style-name="ce13">
            <text:p>identifiant + passwd – contrôle d'accès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6" table:style-name="ce12">
            <text:p>306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obtenir un TDB </text:p>
          </table:table-cell>
          <table:table-cell office:value-type="string" table:style-name="ce13">
            <text:p>nbre de commandes + C.A. journée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7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7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7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style-name="ce17"/>
          <table:table-cell office:value-type="string" table:style-name="ce23">
            <text:p>TOTAL points :</text:p>
          </table:table-cell>
          <table:table-cell office:value-type="float" office:value="100" table:formula="of:=SUM([.E43:.E48])+SUM([.E35:.E37])+SUM([.E26:.E30])+SUM([.E7:.E21])" table:style-name="ce2">
            <text:p>100</text:p>
          </table:table-cell>
          <table:table-cell table:number-columns-repeated="17" table:style-name="ce3"/>
          <table:table-cell table:number-columns-repeated="16362"/>
        </table:table-row>
        <table:table-row table:number-rows-repeated="940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1047576" table:style-name="ro6">
          <table:table-cell table:number-columns-repeated="16384"/>
        </table:table-row>
        <table:table-row table:number-rows-repeated="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426</meta:generator>
    <meta:initial-creator>Charles Piguet</meta:initial-creator>
    <dc:creator>Charles Piguet</dc:creator>
    <meta:creation-date>2016-12-07T10:47:42Z</meta:creation-date>
    <dc:date>2016-12-07T11:36:54Z</dc:date>
    <meta:editing-cycles>5</meta:editing-cycles>
    <meta:editing-duration>PT3335S</meta:editing-duration>
  </office:meta>
</office:document-meta>
</file>